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6" svg:font-family="'Segoe UI'"/>
    <style:font-face style:name="Segoe UI4" svg:font-family="'Segoe UI'" style:font-adornments="Regular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4pt"/>
    </style:style>
    <style:style style:name="P4" style:family="paragraph">
      <style:text-properties fo:font-size="20pt"/>
    </style:style>
    <style:style style:name="P5" style:family="paragraph">
      <style:text-properties fo:font-size="24pt" style:font-size-asian="32pt" style:font-size-complex="32pt"/>
    </style:style>
    <style:style style:name="T1" style:family="text">
      <style:text-properties style:font-name="Segoe UI4" style:font-name-asian="Segoe UI4" style:font-name-complex="Segoe UI4"/>
    </style:style>
    <style:style style:name="T2" style:family="text">
      <style:text-properties style:font-name="Segoe UI2" style:font-name-asian="Segoe UI4" style:font-name-complex="Segoe UI4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text-position="-33% 58%" fo:font-style="italic" style:font-style-asian="italic" style:font-style-complex="italic"/>
    </style:style>
    <style:style style:name="T5" style:family="text">
      <style:text-properties fo:font-size="24pt"/>
    </style:style>
    <style:style style:name="T6" style:family="text">
      <style:text-properties fo:font-size="24pt" style:font-size-asian="32pt" style:font-size-complex="32pt"/>
    </style:style>
    <style:style style:name="T7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die drei Newtonschen Gesetze?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">Das Trägheitsgesetz</text:p>
                                  </text:list-item>
                                  <text:list-item>
                                    <text:p text:style-name="P1">Das Gesetz von Ursache und Wirkung (F = m <text:span text:style-name="T1">·</text:span><text:span text:style-name="T2"> a)</text:span></text:p>
                                  </text:list-item>
                                  <text:list-item>
                                    <text:p text:style-name="P1"><text:span text:style-name="T2">Das Gesetz der Übereinstimmung von Aktion und Reaktion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Kraf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gerichtete Größe (ein Vektor), welche Verformung oder eine Änderung der Geschwindigkeit eines Objekts hervorrufen kann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"Nettokraft"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Summe aller auf ein Objekt wirkender Kräfte <text:span text:style-name="T3">F</text:span><text:span text:style-name="T4">i</text:span>. Sie wirkt wie eine einzelne Kraft:</text:p>
            <text:p/>
            <text:p/>
            <text:p/>
            <text:p>Bei entgegengerichteten Kräften kann die Nettokraft durchaus geringer als einzelne Kräfte sein.</text:p>
          </draw:text-box>
        </draw:frame>
        <draw:frame draw:style-name="gr2" draw:text-style-name="P2" draw:layer="layout" svg:width="11.532cm" svg:height="3.218cm" svg:x="8.233cm" svg:y="9.29cm">
          <text:p/>
          <draw:object xlink:href="../Nettokraft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befindet sich ein Objekt im Gleichgewich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die Nettokraft verschwindet, </text:p>
            <text:p/>
            <text:p>also die Summe aller auf das Objekt einwirkender Kräfte Null ergibt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Trägheit?</text:p>
          </draw:text-box>
        </draw:frame>
        <draw:frame presentation:style-name="pr2" draw:text-style-name="P3" draw:layer="layout" svg:width="25.199cm" svg:height="12.18cm" svg:x="1.4cm" svg:y="4.914cm" presentation:class="subtitle">
          <draw:text-box>
            <text:p><text:span text:style-name="T5">Das "Beharrungsvermögen" eines Objekts, seine gegenwärtige Bewegung beizubehalt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Kann man Trägheit mess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Ja, die Masse ist ein Maß für die Trägheit eines Objekt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as erste Newtonsche Gesetz?</text:p>
          </draw:text-box>
        </draw:frame>
        <draw:frame presentation:style-name="pr2" draw:layer="layout" svg:width="25.199cm" svg:height="12.18cm" svg:x="1.4cm" svg:y="4.914cm" presentation:class="subtitle">
          <draw:text-box>
            <text:p>Ohne die Einwirkung äußerer Kräfte verbleibt ein ruhender Körper in Ruhe und ein bewegter Körper weiterhin mit gleichbleibender Geschwindigkeit in Bewegung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5" draw:layer="layout" svg:width="25.199cm" svg:height="3.506cm" svg:x="1.4cm" svg:y="0.834cm" presentation:class="title" presentation:user-transformed="true">
          <draw:text-box>
            <text:p text:style-name="P5"><text:span text:style-name="T6">Gilt das erste Newtonsche Gesetz auch für einzelne Komponenten der Geschwindigkeiten und Kräfte an einem Objekt oder nur für die Nettokraft/Nettogeschwindigkei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erste Newtonsche Gesetz gilt auch für die einzelnen Komponenten von Kräften und Geschwindigkeiten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5" draw:layer="layout" svg:width="25.199cm" svg:height="3.506cm" svg:x="1.4cm" svg:y="0.835cm" presentation:class="title" presentation:user-transformed="true">
          <draw:text-box>
            <text:p text:style-name="P5"><text:span text:style-name="T6">Worauf kann man aufgrund des ersten Newtonschen Gesetzes schließen, wenn ein Körper in gleichförmiger, geradliniger Bewegung oder in Ruhe verharr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s auf ihn keine Nettokraft einwirkt, diese also Null beträgt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besagt das zweite Newtonsche Gesetz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Beschleunigung eines Körpers ist proportional zur wirkenden Nettokraft und umgekehrt proportional zu seiner Masse. Die Richtung der Beschleunigung ist gleich der Richtung der Nettokraft:</text:p>
            <text:p/>
            <text:p><text:span text:style-name="T3">F</text:span> = <text:span text:style-name="T7">m</text:span> <text:span text:style-name="T3">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ängt das Gewicht mit der Masse zusamm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Gewicht (genauer: die Gewichtskraft) ist die Kraft, welche eine Masse bei einer Beschleunigung erfährt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6" svg:font-family="'Segoe UI'"/>
    <style:font-face style:name="Segoe UI4" svg:font-family="'Segoe UI'" style:font-adornments="Regular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H10M46S</meta:editing-duration>
    <meta:editing-cycles>9</meta:editing-cycles>
    <meta:generator>LibreOffice/4.3.4.1$Windows_x86 LibreOffice_project/bc356b2f991740509f321d70e4512a6a54c5f243</meta:generator>
    <dc:date>2015-03-01T20:08:20.431000000</dc:date>
    <meta:document-statistic meta:object-count="118"/>
  </office:meta>
</office:document-meta>
</file>